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style:text-autospace="none"/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6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ext_20_body">
      <style:paragraph-properties fo:margin-left="1.251cm" fo:margin-right="0cm" fo:text-indent="-0.635cm" style:auto-text-indent="false" fo:break-befor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1.251cm" fo:margin-right="0cm" fo:text-indent="-0.635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indent="-0.635cm" style:auto-text-indent="false"/>
      <style:text-properties style:font-name="Courier New"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size-complex="18pt" style:font-weight-complex="bold"/>
    </style:style>
    <style:style style:name="P11" style:family="paragraph" style:parent-style-name="Text_20_body" style:list-style-name="L1">
      <style:text-properties style:font-name="Arial" fo:font-size="10pt" style:font-size-asian="10pt" style:font-size-complex="10pt"/>
    </style:style>
    <style:style style:name="P12" style:family="paragraph" style:parent-style-name="Text_20_body" style:list-style-name="L2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 style:list-style-name="L2">
      <style:paragraph-properties fo:margin-left="0cm" fo:margin-right="0cm" fo:text-indent="-0.635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Heading_20_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5" style:family="paragraph" style:parent-style-name="Heading_20_1">
      <style:paragraph-properties fo:text-align="center" style:justify-single-word="false" fo:break-before="page"/>
      <style:text-properties style:font-name="Arial" fo:font-size="10pt" style:font-size-asian="10pt" style:font-size-complex="10pt"/>
    </style:style>
    <style:style style:name="P16" style:family="paragraph" style:parent-style-name="Heading_20_3">
      <style:paragraph-properties fo:break-before="pag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MV7A.EXE</text:p>
      <text:p text:style-name="P3">SOFTWARE TEST PROCEDURES</text:p>
      <text:p text:style-name="P3">VOL 1-2</text:p>
      <text:p text:style-name="P3">PROGRAM INSTALLATION</text:p>
      <text:p text:style-name="P3"/>
      <text:p text:style-name="P4"><text:user-defined style:data-style-name="N0" text:name="Version">Ver 1.0.0</text:user-defined></text:p>
      <text:p text:style-name="P4"><text:modification-date style:data-style-name="N75">3 Aug 2013</text:modification-date></text:p>
      <text:p text:style-name="P2"/>
      <text:h text:style-name="P15" text:outline-level="1"/>
      <text:h text:style-name="P14" text:outline-level="1"/>
      <text:h text:style-name="P14" text:outline-level="1"/>
      <text:h text:style-name="P14" text:outline-level="1"/>
      <text:h text:style-name="P14" text:outline-level="1">This Page Intentionally Left Blank<text:line-break/></text:h>
      <text:p text:style-name="P6"/>
      <text:p text:style-name="P6"/>
      <text:h text:style-name="P16" text:outline-level="3"><text:s/><text:tab/>GENERAL<text:line-break/></text:h>
      <text:list xml:id="list6417489916855897628" text:style-name="L1">
        <text:list-item>
          <text:p text:style-name="P11">Create an application folder “<text:span text:style-name="T1">C:/TMV7A_TEST</text:span>”.<text:line-break/></text:p>
        </text:list-item>
        <text:list-item>
          <text:p text:style-name="P11">Copy the application file “<text:span text:style-name="T1">TMV7A.exe</text:span>” into the application folder.<text:line-break/></text:p>
        </text:list-item>
        <text:list-item>
          <text:p text:style-name="P11">Launch the application.<text:line-break/></text:p>
        </text:list-item>
        <text:list-item>
          <text:p text:style-name="P11">Ensure the <text:span text:style-name="T1">About TMV7</text:span> splash screen is displayed.<text:tab/><text:tab/><text:tab/><text:tab/><text:tab/><text:tab/>_____<text:line-break/></text:p>
        </text:list-item>
        <text:list-item>
          <text:p text:style-name="P11">Ensure the <text:span text:style-name="T1">About TMV7</text:span> splash screen is automatically closed after n seconds.<text:tab/><text:tab/><text:tab/>_____<text:line-break/></text:p>
        </text:list-item>
        <text:list-item>
          <text:p text:style-name="P11">Ensure the <text:span text:style-name="T1">Program Not Registered</text:span> dialogue box is displayed.<text:tab/><text:tab/><text:tab/><text:tab/><text:tab/>_____<text:line-break/></text:p>
        </text:list-item>
        <text:list-item>
          <text:p text:style-name="P11">Select the &lt;<text:span text:style-name="T1">Cancel</text:span>&gt; button.<text:line-break/></text:p>
        </text:list-item>
        <text:list-item>
          <text:p text:style-name="P11">Ensure the information message “<text:span text:style-name="T1">Creating a default TMV file</text:span>” is displayed.<text:tab/><text:tab/><text:tab/>_____<text:line-break/></text:p>
        </text:list-item>
        <text:list-item>
          <text:p text:style-name="P11">Select the &lt;<text:span text:style-name="T1">OK</text:span>&gt; button.<text:line-break/></text:p>
        </text:list-item>
        <text:list-item>
          <text:p text:style-name="P11">Ensure the error message “<text:span text:style-name="T1">Unable to open COM1...</text:span>” is displayed.<text:tab/><text:tab/><text:tab/><text:tab/>_____<text:line-break/></text:p>
        </text:list-item>
        <text:list-item>
          <text:p text:style-name="P11">Select the OK button.<text:line-break/></text:p>
        </text:list-item>
        <text:list-item>
          <text:p text:style-name="P11">Ensure the error message is dismissed.<text:tab/><text:tab/><text:tab/><text:tab/><text:tab/><text:tab/><text:tab/><text:tab/>_____<text:line-break/></text:p>
        </text:list-item>
        <text:list-item>
          <text:p text:style-name="P11">Ensure the <text:span text:style-name="T1">COM Port Selection</text:span> dialogue box is displayed.<text:tab/><text:tab/><text:tab/><text:tab/><text:tab/>_____<text:line-break/></text:p>
        </text:list-item>
        <text:list-item>
          <text:p text:style-name="P11">Select the &lt;<text:span text:style-name="T1">OK</text:span>&gt; button.<text:line-break/></text:p>
        </text:list-item>
        <text:list-item>
          <text:p text:style-name="P11">Ensure the error message “<text:span text:style-name="T1">Unable to open COM1...</text:span>” is displayed.<text:tab/><text:tab/><text:tab/><text:tab/>_____<text:line-break/></text:p>
        </text:list-item>
        <text:list-item>
          <text:p text:style-name="P11">Select the &lt;<text:span text:style-name="T1">OK</text:span>&gt; button.<text:line-break/></text:p>
        </text:list-item>
        <text:list-item>
          <text:p text:style-name="P11">Ensure the information message box “<text:span text:style-name="T1">Init Failure</text:span>” is displayed.<text:tab/><text:tab/><text:tab/><text:tab/><text:tab/>_____<text:line-break/></text:p>
        </text:list-item>
        <text:list-item>
          <text:p text:style-name="P11">Select the &lt;<text:span text:style-name="T1">OK</text:span>&gt; <text:s/>button.<text:line-break/></text:p>
        </text:list-item>
        <text:list-item>
          <text:p text:style-name="P11">Ensure the message box is <text:span text:style-name="T1">closed</text:span>.<text:tab/><text:tab/><text:tab/><text:tab/><text:tab/><text:tab/><text:tab/><text:tab/>_____<text:line-break/></text:p>
        </text:list-item>
        <text:list-item>
          <text:p text:style-name="P11">Ensure the application is <text:span text:style-name="T1">terminated</text:span>.<text:tab/><text:tab/><text:tab/><text:tab/><text:tab/><text:tab/><text:tab/><text:tab/>_____<text:line-break/></text:p>
        </text:list-item>
        <text:list-item>
          <text:p text:style-name="P11">Ensure that a “<text:span text:style-name="T1">TMVFiles</text:span>” subfolder has been created.<text:tab/><text:tab/><text:tab/><text:tab/><text:tab/><text:tab/>_____<text:line-break/></text:p>
        </text:list-item>
        <text:list-item>
          <text:p text:style-name="P11"><text:soft-page-break/>Ensure a “<text:span text:style-name="T1">default.tmv</text:span>” data file has been created in the <text:span text:style-name="T1">TMVFiles</text:span> folder.<text:tab/><text:tab/><text:tab/>_____<text:line-break/></text:p>
        </text:list-item>
        <text:list-item>
          <text:p text:style-name="P11">Open the “<text:span text:style-name="T1">default.tmv</text:span>” data file and ensure iit matches the default.tmv file listed in <text:span text:style-name="T1">Appendiz A</text:span>.<text:tab/>_____<text:line-break/></text:p>
        </text:list-item>
        <text:list-item>
          <text:p text:style-name="P11">Ensure that a <text:span text:style-name="T1">TMV7A.ini</text:span> file has been created in the application folder.<text:tab/><text:tab/><text:tab/><text:tab/>_____<text:line-break/></text:p>
        </text:list-item>
        <text:list-item>
          <text:p text:style-name="P11">Open the <text:span text:style-name="T1">TMV7A.ini</text:span> file and ensure it matches thje TMV7A.ini file listed in <text:span text:style-name="T1">Appendix B.</text:span><text:tab/><text:tab/>_____<text:line-break/><text:span text:style-name="T2"><text:line-break/><text:line-break/></text:span><text:span text:style-name="T3">END OF TEST</text:span></text:p>
        </text:list-item>
      </text:list>
      <text:list xml:id="list6378632648668902236" text:style-name="L2">
        <text:list-header>
          <text:p text:style-name="P12"/>
          <text:p text:style-name="P13"/>
        </text:list-header>
      </text:list>
      <text:p text:style-name="P7">APPENDIX A – Default TMV7A.INI File</text:p>
      <text:p text:style-name="P8">[CONFIG]</text:p>
      <text:p text:style-name="P8">COM Port=COM2</text:p>
      <text:p text:style-name="P8"/>
      <text:p text:style-name="P8">[TMV FILES]</text:p>
      <text:p text:style-name="P8">TMVFileName=C:\Users\Public\Programming Projects\TMV7\TMV7_DEV\TMV7Files\Default.tmv</text:p>
      <text:p text:style-name="P8"/>
      <text:p text:style-name="P8">[UHF]</text:p>
      <text:p text:style-name="P8">UHF Data Source=VFO</text:p>
      <text:p text:style-name="P8">UHF Channel Nr=00</text:p>
      <text:p text:style-name="P8">UHF RX Frequency=00446000000</text:p>
      <text:p text:style-name="P8">UHF Step=0</text:p>
      <text:p text:style-name="P8">UHF Shift=0</text:p>
      <text:p text:style-name="P8">UHF Reverse=0</text:p>
      <text:p text:style-name="P8">UHF Tone=0</text:p>
      <text:p text:style-name="P8">UHF CTCSS=0</text:p>
      <text:p text:style-name="P8">UHF DTSS=0</text:p>
      <text:p text:style-name="P8">UHF Tone Nr=01</text:p>
      <text:p text:style-name="P8">UHF DTSS Code=000</text:p>
      <text:p text:style-name="P8">UHF CTCSS Nr=01</text:p>
      <text:p text:style-name="P8">UHF Offset=000000000</text:p>
      <text:p text:style-name="P8">UHF Scan=0</text:p>
      <text:p text:style-name="P8">UHF Split Freq=00446000000</text:p>
      <text:p text:style-name="P8">UHF Split Step=0</text:p>
      <text:p text:style-name="P8">UHF RF Power=2</text:p>
      <text:p text:style-name="P8">UHF Channel Name=Simplex</text:p>
      <text:p text:style-name="P8">UHF Comments=UHF Simplex</text:p>
      <text:p text:style-name="P8">UHF Audio Level=10</text:p>
      <text:p text:style-name="P8">UHF Squelch Level=03</text:p>
      <text:p text:style-name="P8"/>
      <text:p text:style-name="P8">[VHF]</text:p>
      <text:p text:style-name="P8">VHF Data Source=VFO</text:p>
      <text:p text:style-name="P8">VHF Channel Nr=00</text:p>
      <text:p text:style-name="P8">VHF RX Frequency=00146520000</text:p>
      <text:p text:style-name="P8">VHF Step=0</text:p>
      <text:p text:style-name="P8">VHF Shift=0</text:p>
      <text:p text:style-name="P8">VHF Reverse=0</text:p>
      <text:p text:style-name="P8"><text:soft-page-break/>VHF Tone=0</text:p>
      <text:p text:style-name="P8">VHF CTCSS=0</text:p>
      <text:p text:style-name="P8">VHF DTSS=0</text:p>
      <text:p text:style-name="P8">VHF Tone Nr=01</text:p>
      <text:p text:style-name="P8">VHF DTSS Code=000</text:p>
      <text:p text:style-name="P8">VHF CTCSS Nr=01</text:p>
      <text:p text:style-name="P8">VHF Offset=000000000</text:p>
      <text:p text:style-name="P8">VHF Scan=0</text:p>
      <text:p text:style-name="P8">VHF Split Freq=00146520000</text:p>
      <text:p text:style-name="P8">VHF Split Step=0</text:p>
      <text:p text:style-name="P8">VHF RF Power=2</text:p>
      <text:p text:style-name="P8">VHF Channel Name=Simplex</text:p>
      <text:p text:style-name="P8">VHF Comments=VHF Simplex</text:p>
      <text:p text:style-name="P8">VHF Audio Level=10</text:p>
      <text:p text:style-name="P8">VHF Squelch Level=03</text:p>
      <text:p text:style-name="P8"/>
      <text:p text:style-name="P8">[LCD DISPLAY]</text:p>
      <text:p text:style-name="P8">PTT Band=0</text:p>
      <text:p text:style-name="P7">APPENDIX B – Default.tmv File</text:p>
      <text:p text:style-name="P9"><text:tab/>[TMVFile Ver. 1.0.0]</text:p>
      <text:p text:style-name="P5">[VHF MEMORY]</text:p>
      <text:p text:style-name="P5">1,,,,,,,,,</text:p>
      <text:p text:style-name="P5">2,,,,,,,,,</text:p>
      <text:p text:style-name="P5">3,,,,,,,,,</text:p>
      <text:p text:style-name="P5">4,,,,,,,,,</text:p>
      <text:p text:style-name="P5">5,,,,,,,,,</text:p>
      <text:p text:style-name="P5">6,,,,,,,,,</text:p>
      <text:p text:style-name="P5">7,,,,,,,,,</text:p>
      <text:p text:style-name="P5">8,,,,,,,,,</text:p>
      <text:p text:style-name="P5">9,,,,,,,,,</text:p>
      <text:p text:style-name="P5">10,,,,,,,,,</text:p>
      <text:p text:style-name="P5">11,,,,,,,,,</text:p>
      <text:p text:style-name="P5">12,,,,,,,,,</text:p>
      <text:p text:style-name="P5">13,,,,,,,,,</text:p>
      <text:p text:style-name="P5">14,,,,,,,,,</text:p>
      <text:p text:style-name="P5">15,,,,,,,,,</text:p>
      <text:p text:style-name="P5">16,,,,,,,,,</text:p>
      <text:p text:style-name="P5">17,,,,,,,,,</text:p>
      <text:p text:style-name="P5">18,,,,,,,,,</text:p>
      <text:p text:style-name="P5">19,,,,,,,,,</text:p>
      <text:p text:style-name="P5">20,,,,,,,,,</text:p>
      <text:p text:style-name="P5">21,,,,,,,,,</text:p>
      <text:p text:style-name="P5">22,,,,,,,,,</text:p>
      <text:p text:style-name="P5">23,,,,,,,,,</text:p>
      <text:p text:style-name="P5">24,,,,,,,,,</text:p>
      <text:p text:style-name="P5">25,,,,,,,,,</text:p>
      <text:p text:style-name="P5">26,,,,,,,,,</text:p>
      <text:p text:style-name="P5">27,,,,,,,,,</text:p>
      <text:p text:style-name="P5">28,,,,,,,,,</text:p>
      <text:p text:style-name="P5">29,,,,,,,,,</text:p>
      <text:p text:style-name="P5">30,,,,,,,,,</text:p>
      <text:p text:style-name="P5">31,,,,,,,,,</text:p>
      <text:p text:style-name="P5">32,,,,,,,,,</text:p>
      <text:p text:style-name="P5">33,,,,,,,,,</text:p>
      <text:p text:style-name="P5">34,,,,,,,,,</text:p>
      <text:p text:style-name="P5">35,,,,,,,,,</text:p>
      <text:p text:style-name="P5">36,,,,,,,,,</text:p>
      <text:p text:style-name="P5">37,,,,,,,,,</text:p>
      <text:p text:style-name="P5">38,,,,,,,,,</text:p>
      <text:p text:style-name="P5">39,,,,,,,,,</text:p>
      <text:p text:style-name="P5">40,,,,,,,,,</text:p>
      <text:p text:style-name="P5">41,,,,,,,,,</text:p>
      <text:p text:style-name="P5">42,,,,,,,,,</text:p>
      <text:p text:style-name="P5">43,,,,,,,,,</text:p>
      <text:p text:style-name="P5">44,,,,,,,,,</text:p>
      <text:p text:style-name="P5">45,,,,,,,,,</text:p>
      <text:p text:style-name="P5">46,,,,,,,,,</text:p>
      <text:p text:style-name="P5">47,,,,,,,,,</text:p>
      <text:p text:style-name="P5">48,,,,,,,,,</text:p>
      <text:p text:style-name="P5">49,,,,,,,,,</text:p>
      <text:p text:style-name="P5">50,,,,,,,,,</text:p>
      <text:p text:style-name="P5">51,,,,,,,,,</text:p>
      <text:p text:style-name="P5">52,,,,,,,,,</text:p>
      <text:p text:style-name="P5">53,,,,,,,,,</text:p>
      <text:p text:style-name="P5"><text:soft-page-break/>54,,,,,,,,,</text:p>
      <text:p text:style-name="P5">55,,,,,,,,,</text:p>
      <text:p text:style-name="P5">56,,,,,,,,,</text:p>
      <text:p text:style-name="P5">57,,,,,,,,,</text:p>
      <text:p text:style-name="P5">58,,,,,,,,,</text:p>
      <text:p text:style-name="P5">59,,,,,,,,,</text:p>
      <text:p text:style-name="P5">60,,,,,,,,,</text:p>
      <text:p text:style-name="P5">61,,,,,,,,,</text:p>
      <text:p text:style-name="P5">62,,,,,,,,,</text:p>
      <text:p text:style-name="P5">63,,,,,,,,,</text:p>
      <text:p text:style-name="P5">64,,,,,,,,,</text:p>
      <text:p text:style-name="P5">65,,,,,,,,,</text:p>
      <text:p text:style-name="P5">66,,,,,,,,,</text:p>
      <text:p text:style-name="P5">67,,,,,,,,,</text:p>
      <text:p text:style-name="P5">68,,,,,,,,,</text:p>
      <text:p text:style-name="P5">69,,,,,,,,,</text:p>
      <text:p text:style-name="P5">70,,,,,,,,,</text:p>
      <text:p text:style-name="P5">71,,,,,,,,,</text:p>
      <text:p text:style-name="P5">72,,,,,,,,,</text:p>
      <text:p text:style-name="P5">73,,,,,,,,,</text:p>
      <text:p text:style-name="P5">74,,,,,,,,,</text:p>
      <text:p text:style-name="P5">75,,,,,,,,,</text:p>
      <text:p text:style-name="P5">76,,,,,,,,,</text:p>
      <text:p text:style-name="P5">77,,,,,,,,,</text:p>
      <text:p text:style-name="P5">78,,,,,,,,,</text:p>
      <text:p text:style-name="P5">79,,,,,,,,,</text:p>
      <text:p text:style-name="P5">80,,,,,,,,,</text:p>
      <text:p text:style-name="P5">81,,,,,,,,,</text:p>
      <text:p text:style-name="P5">82,,,,,,,,,</text:p>
      <text:p text:style-name="P5">83,,,,,,,,,</text:p>
      <text:p text:style-name="P5">84,,,,,,,,,</text:p>
      <text:p text:style-name="P5">85,,,,,,,,,</text:p>
      <text:p text:style-name="P5">86,,,,,,,,,</text:p>
      <text:p text:style-name="P5">87,,,,,,,,,</text:p>
      <text:p text:style-name="P5">88,,,,,,,,,</text:p>
      <text:p text:style-name="P5">89,,,,,,,,,</text:p>
      <text:p text:style-name="P5">90,,,,,,,,,</text:p>
      <text:p text:style-name="P5">91,,,,,,,,,</text:p>
      <text:p text:style-name="P5">92,,,,,,,,,</text:p>
      <text:p text:style-name="P5">93,,,,,,,,,</text:p>
      <text:p text:style-name="P5">94,,,,,,,,,</text:p>
      <text:p text:style-name="P5">95,,,,,,,,,</text:p>
      <text:p text:style-name="P5">96,,,,,,,,,</text:p>
      <text:p text:style-name="P5">97,,,,,,,,,</text:p>
      <text:p text:style-name="P5">98,,,,,,,,,</text:p>
      <text:p text:style-name="P5">99,,,,,,,,,</text:p>
      <text:p text:style-name="P5">[UHF MEMORY]</text:p>
      <text:p text:style-name="P5">1,,,,,,,,,,</text:p>
      <text:p text:style-name="P5">2,,,,,,,,,,</text:p>
      <text:p text:style-name="P5">3,,,,,,,,,,</text:p>
      <text:p text:style-name="P5">4,,,,,,,,,,</text:p>
      <text:p text:style-name="P5">5,,,,,,,,,,</text:p>
      <text:p text:style-name="P5">6,,,,,,,,,,</text:p>
      <text:p text:style-name="P5">7,,,,,,,,,,</text:p>
      <text:p text:style-name="P5">8,,,,,,,,,,</text:p>
      <text:p text:style-name="P5">9,,,,,,,,,,</text:p>
      <text:p text:style-name="P5">10,,,,,,,,,,</text:p>
      <text:p text:style-name="P5"><text:soft-page-break/>11,,,,,,,,,,</text:p>
      <text:p text:style-name="P5">12,,,,,,,,,,</text:p>
      <text:p text:style-name="P5">13,,,,,,,,,,</text:p>
      <text:p text:style-name="P5">14,,,,,,,,,,</text:p>
      <text:p text:style-name="P5">15,,,,,,,,,,</text:p>
      <text:p text:style-name="P5">16,,,,,,,,,,</text:p>
      <text:p text:style-name="P5">17,,,,,,,,,,</text:p>
      <text:p text:style-name="P5">18,,,,,,,,,,</text:p>
      <text:p text:style-name="P5">19,,,,,,,,,,</text:p>
      <text:p text:style-name="P5">20,,,,,,,,,,</text:p>
      <text:p text:style-name="P5">21,,,,,,,,,,</text:p>
      <text:p text:style-name="P5">22,,,,,,,,,,</text:p>
      <text:p text:style-name="P5">23,,,,,,,,,,</text:p>
      <text:p text:style-name="P5">24,,,,,,,,,,</text:p>
      <text:p text:style-name="P5">25,,,,,,,,,,</text:p>
      <text:p text:style-name="P5">26,,,,,,,,,,</text:p>
      <text:p text:style-name="P5">27,,,,,,,,,,</text:p>
      <text:p text:style-name="P5">28,,,,,,,,,,</text:p>
      <text:p text:style-name="P5">29,,,,,,,,,,</text:p>
      <text:p text:style-name="P5">30,,,,,,,,,,</text:p>
      <text:p text:style-name="P5">31,,,,,,,,,,</text:p>
      <text:p text:style-name="P5">32,,,,,,,,,,</text:p>
      <text:p text:style-name="P5">33,,,,,,,,,,</text:p>
      <text:p text:style-name="P5">34,,,,,,,,,,</text:p>
      <text:p text:style-name="P5">35,,,,,,,,,,</text:p>
      <text:p text:style-name="P5">36,,,,,,,,,,</text:p>
      <text:p text:style-name="P5">37,,,,,,,,,,</text:p>
      <text:p text:style-name="P5">38,,,,,,,,,,</text:p>
      <text:p text:style-name="P5">39,,,,,,,,,,</text:p>
      <text:p text:style-name="P5">40,,,,,,,,,,</text:p>
      <text:p text:style-name="P5">41,,,,,,,,,,</text:p>
      <text:p text:style-name="P5">42,,,,,,,,,,</text:p>
      <text:p text:style-name="P5">43,,,,,,,,,,</text:p>
      <text:p text:style-name="P5">44,,,,,,,,,,</text:p>
      <text:p text:style-name="P5">45,,,,,,,,,,</text:p>
      <text:p text:style-name="P5">46,,,,,,,,,,</text:p>
      <text:p text:style-name="P5">47,,,,,,,,,,</text:p>
      <text:p text:style-name="P5">48,,,,,,,,,,</text:p>
      <text:p text:style-name="P5">49,,,,,,,,,,</text:p>
      <text:p text:style-name="P5">50,,,,,,,,,,</text:p>
      <text:p text:style-name="P5">51,,,,,,,,,,</text:p>
      <text:p text:style-name="P5">52,,,,,,,,,,</text:p>
      <text:p text:style-name="P5">53,,,,,,,,,,</text:p>
      <text:p text:style-name="P5">54,,,,,,,,,,</text:p>
      <text:p text:style-name="P5">55,,,,,,,,,,</text:p>
      <text:p text:style-name="P5">56,,,,,,,,,,</text:p>
      <text:p text:style-name="P5">57,,,,,,,,,,</text:p>
      <text:p text:style-name="P5">58,,,,,,,,,,</text:p>
      <text:p text:style-name="P5">59,,,,,,,,,,</text:p>
      <text:p text:style-name="P5">60,,,,,,,,,,</text:p>
      <text:p text:style-name="P5">61,,,,,,,,,,</text:p>
      <text:p text:style-name="P5">62,,,,,,,,,,</text:p>
      <text:p text:style-name="P5">63,,,,,,,,,,</text:p>
      <text:p text:style-name="P5">64,,,,,,,,,,</text:p>
      <text:p text:style-name="P5">65,,,,,,,,,,</text:p>
      <text:p text:style-name="P5">66,,,,,,,,,,</text:p>
      <text:p text:style-name="P5">67,,,,,,,,,,</text:p>
      <text:p text:style-name="P5"><text:soft-page-break/>68,,,,,,,,,,</text:p>
      <text:p text:style-name="P5">69,,,,,,,,,,</text:p>
      <text:p text:style-name="P5">70,,,,,,,,,,</text:p>
      <text:p text:style-name="P5">71,,,,,,,,,,</text:p>
      <text:p text:style-name="P5">72,,,,,,,,,,</text:p>
      <text:p text:style-name="P5">73,,,,,,,,,,</text:p>
      <text:p text:style-name="P5">74,,,,,,,,,,</text:p>
      <text:p text:style-name="P5">75,,,,,,,,,,</text:p>
      <text:p text:style-name="P5">76,,,,,,,,,,</text:p>
      <text:p text:style-name="P5">77,,,,,,,,,,</text:p>
      <text:p text:style-name="P5">78,,,,,,,,,,</text:p>
      <text:p text:style-name="P5">79,,,,,,,,,,</text:p>
      <text:p text:style-name="P5">80,,,,,,,,,,</text:p>
      <text:p text:style-name="P5">81,,,,,,,,,,</text:p>
      <text:p text:style-name="P5">82,,,,,,,,,,</text:p>
      <text:p text:style-name="P5">83,,,,,,,,,,</text:p>
      <text:p text:style-name="P5">84,,,,,,,,,,</text:p>
      <text:p text:style-name="P5">85,,,,,,,,,,</text:p>
      <text:p text:style-name="P5">86,,,,,,,,,,</text:p>
      <text:p text:style-name="P5">87,,,,,,,,,,</text:p>
      <text:p text:style-name="P5">88,,,,,,,,,,</text:p>
      <text:p text:style-name="P5">89,,,,,,,,,,</text:p>
      <text:p text:style-name="P5">90,,,,,,,,,,</text:p>
      <text:p text:style-name="P5">91,,,,,,,,,,</text:p>
      <text:p text:style-name="P5">92,,,,,,,,,,</text:p>
      <text:p text:style-name="P5">93,,,,,,,,,,</text:p>
      <text:p text:style-name="P5">94,,,,,,,,,,</text:p>
      <text:p text:style-name="P5">95,,,,,,,,,,</text:p>
      <text:p text:style-name="P5">96,,,,,,,,,,</text:p>
      <text:p text:style-name="P5">97,,,,,,,,,,</text:p>
      <text:p text:style-name="P5">98,,,,,,,,,,</text:p>
      <text:p text:style-name="P5">99,,,,,,,,,,</text:p>
      <text:p text:style-name="P5">[FAV MEMORY]</text:p>
      <text:p text:style-name="P5">1,,,,,,,,,,,,,</text:p>
      <text:p text:style-name="P5">2,,,,,,,,,,,,,</text:p>
      <text:p text:style-name="P5">3,,,,,,,,,,,,,</text:p>
      <text:p text:style-name="P5">4,,,,,,,,,,,,,</text:p>
      <text:p text:style-name="P5">5,,,,,,,,,,,,,</text:p>
      <text:p text:style-name="P5">6,,,,,,,,,,,,,</text:p>
      <text:p text:style-name="P5">7,,,,,,,,,,,,,</text:p>
      <text:p text:style-name="P5">8,,,,,,,,,,,,,</text:p>
      <text:p text:style-name="P5">9,,,,,,,,,,,,,</text:p>
      <text:p text:style-name="P5">10,,,,,,,,,,,,,</text:p>
      <text:p text:style-name="P5">11,,,,,,,,,,,,,</text:p>
      <text:p text:style-name="P5">12,,,,,,,,,,,,,</text:p>
      <text:p text:style-name="P5">[DTMF MEMORY]</text:p>
      <text:p text:style-name="P5">1,</text:p>
      <text:p text:style-name="P5">2,</text:p>
      <text:p text:style-name="P5">3,</text:p>
      <text:p text:style-name="P5">4,</text:p>
      <text:p text:style-name="P5">5,</text:p>
      <text:p text:style-name="P5">6,</text:p>
      <text:p text:style-name="P5">7,</text:p>
      <text:p text:style-name="P5">8,</text:p>
      <text:p text:style-name="P5">9,</text:p>
      <text:p text:style-name="P5">10,</text:p>
      <text:p text:style-name="P5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/>
    <style:master-page style:name="First_20_Page" style:display-name="First Page" style:page-layout-name="Mpm1" style:next-style-name="Left_20_Page"/>
    <style:master-page style:name="Left_20_Page" style:display-name="Left Page" style:page-layout-name="Mpm2" style:next-style-name="Right_20_Page">
      <style:footer>
        <text:p text:style-name="MP1"><text:title>TMV7A.EXE Software Test Procedures Vol 1-2 Program Installation</text:title> <text:user-defined style:data-style-name="N0" text:name="Version">Ver 1.0.0</text:user-defined> <text:s text:c="7"/>Page <text:page-number text:select-page="current">10</text:page-number> of <text:page-count>11</text:page-count> <text:s text:c="36"/>Modified <text:date style:data-style-name="N75" text:date-value="2013-08-03T10:26:05.99">3 Aug 2013</text:date></text:p>
      </style:footer>
    </style:master-page>
    <style:master-page style:name="Right_20_Page" style:display-name="Right Page" style:page-layout-name="Mpm3" style:next-style-name="Left_20_Page">
      <style:footer>
        <text:p text:style-name="MP1"><text:title>TMV7A.EXE Software Test Procedures Vol 1-2 Program Installation</text:title> <text:user-defined style:data-style-name="N0" text:name="Version">Ver 1.0.0</text:user-defined> <text:s text:c="5"/>Page <text:page-number text:select-page="current">11</text:page-number> of <text:page-count>11</text:page-count> <text:s text:c="37"/>Modified <text:modification-date style:data-style-name="N75">3 Aug 2013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title>TMV7A.EXE Software Test Procedures Vol 1-2 Program Installation</dc:title>
    <meta:initial-creator>Hew Lines</meta:initial-creator>
    <meta:creation-date>2008-12-11T08:27:04</meta:creation-date>
    <dc:date>2013-08-03T10:26:05.78</dc:date>
    <meta:printed-by>Alix Day</meta:printed-by>
    <meta:print-date>2013-07-04T11:38:40.26</meta:print-date>
    <meta:editing-cycles>59</meta:editing-cycles>
    <meta:editing-duration>PT4H37M33S</meta:editing-duration>
    <dc:creator>Hew Lines</dc:creator>
    <meta:document-statistic meta:table-count="0" meta:image-count="0" meta:object-count="0" meta:page-count="11" meta:paragraph-count="312" meta:word-count="663" meta:character-count="5379"/>
    <meta:user-defined meta:name="Info 1"/>
    <meta:user-defined meta:name="Info 3"/>
    <meta:user-defined meta:name="Info 4"/>
    <meta:user-defined meta:name="Version">Ver 1.0.0</meta:user-defined>
  </office:meta>
</office:document-meta>
</file>